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2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e52437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e52437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e52437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e52437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4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e52437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2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Slide1" draw:style-name="a718" draw:master-page-name="Master1-Layout1-cust-Titelfolie" presentation:presentation-page-layout-name="Master1-PPL1" draw:id="Slide-256"/>
      <draw:page draw:name="Slide2" draw:style-name="a719" draw:master-page-name="Master1-Layout2-cust-Titel-und-Inhalt" presentation:presentation-page-layout-name="Master1-PPL2" draw:id="Slide-257">
        <draw:frame draw:id="id75" presentation:style-name="a728" draw:name="Textplatzhalter 1" svg:x="0.44712in" svg:y="2.57451in" svg:width="9.10095in" svg:height="4.10196in" presentation:class="outline" presentation:placeholder="false">
          <draw:text-box>
            <text:list text:style-name="a722">
              <text:list-item>
                <text:p text:style-name="a721" text:class-names="" text:cond-style-name=""><text:span text:style-name="a720" text:class-names="">Vision</text:span></text:p>
              </text:list-item>
            </text:list>
            <text:list text:style-name="a727">
              <text:list-item>
                <text:p text:style-name="a726" text:class-names="" text:cond-style-name=""><text:span text:style-name="a723" text:class-names="">Project<text:s text:c="1"/></text:span><text:span text:style-name="a724" text:class-names="">Methodology</text:span><text:span text:style-name="a725" text:class-names=""/></text:p>
              </text:list-item>
            </text:list>
          </draw:text-box>
          <svg:title/>
          <svg:desc/>
        </draw:frame>
        <draw:frame draw:id="id76" presentation:style-name="a736" draw:name="Inhaltsplatzhalter 2" svg:x="0.44792in" svg:y="1.49826in" svg:width="9.10069in" svg:height="0.78993in" presentation:class="outline" presentation:placeholder="false">
          <draw:text-box>
            <text:list text:style-name="a735">
              <text:list-item>
                <text:p text:style-name="a734" text:class-names="" text:cond-style-name=""><text:span text:style-name="a729" text:class-names="">Table<text:s text:c="1"/></text:span><text:span text:style-name="a730" text:class-names="">of</text:span><text:span text:style-name="a731" text:class-names=""><text:s text:c="1"/></text:span><text:span text:style-name="a732" text:class-names="">contents</text:span><text:span text:style-name="a73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/>
    <style:presentation-page-layout style:name="Master1-PPL2" style:display-name="Titel und Inhalt">
      <presentation:placeholder presentation:object="outline" svg:x="0.44712in" svg:y="2.57451in" svg:width="9.10095in" svg:height="4.10196in"/>
      <presentation:placeholder presentation:object="object" svg:x="0.44792in" svg:y="1.49826in" svg:width="9.10069in" svg:height="0.78993in"/>
    </style:presentation-page-layout>
    <style:presentation-page-layout style:name="Master1-PPL3" style:display-name="Abschnitts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4" style:display-name="Zwei Inhalte">
      <presentation:placeholder presentation:object="title" svg:x="0.6875in" svg:y="1.78879in" svg:width="8.625in" svg:height="1.44965in"/>
      <presentation:placeholder presentation:object="object" svg:x="0.6875in" svg:y="1.99653in" svg:width="4.25in" svg:height="4.75868in"/>
      <presentation:placeholder presentation:object="object" svg:x="5.0625in" svg:y="1.99653in" svg:width="4.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5" style:display-name="Vergleich">
      <presentation:placeholder presentation:object="title" svg:x="0.6888in" svg:y="0.39931in" svg:width="8.625in" svg:height="1.44965in"/>
      <presentation:placeholder presentation:object="outline" svg:x="0.6888in" svg:y="1.83854in" svg:width="4.23047in" svg:height="0.90104in"/>
      <presentation:placeholder presentation:object="object" svg:x="0.6888in" svg:y="2.73958in" svg:width="4.23047in" svg:height="4.02951in"/>
      <presentation:placeholder presentation:object="outline" svg:x="5.0625in" svg:y="1.83854in" svg:width="4.2513in" svg:height="0.90104in"/>
      <presentation:placeholder presentation:object="object" svg:x="5.0625in" svg:y="2.73958in" svg:width="4.2513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6" style:display-name="Nur Titel">
      <presentation:placeholder presentation:object="title" svg:x="0.6875in" svg:y="1.78879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7" style:display-name="Leer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8" style:display-name="Inhalt mit Überschrift">
      <presentation:placeholder presentation:object="title" svg:x="0.6888in" svg:y="0.5in" svg:width="3.22526in" svg:height="1.75in"/>
      <presentation:placeholder presentation:object="object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9" style:display-name="Bild mit Überschrift">
      <presentation:placeholder presentation:object="title" svg:x="0.6888in" svg:y="0.5in" svg:width="3.22526in" svg:height="1.75in"/>
      <presentation:placeholder presentation:object="graphic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0" style:display-name="Titel und vertikaler Text">
      <presentation:placeholder presentation:object="title" svg:x="0.6875in" svg:y="1.78879in" svg:width="8.625in" svg:height="1.44965in"/>
      <presentation:placeholder presentation:object="outline" svg:x="0.6875in" svg:y="3.33654in" svg:width="8.625in" svg:height="3.41867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1" style:display-name="Vertikaler Titel und Text">
      <presentation:placeholder presentation:object="title" svg:x="7.15625in" svg:y="0.39931in" svg:width="2.15625in" svg:height="6.3559in"/>
      <presentation:placeholder presentation:object="outline" svg:x="0.6875in" svg:y="0.39931in" svg:width="6.34375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e2001a" draw:opacity="100%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draw:fill="none" draw:stroke="solid" svg:stroke-width="0.01389in" svg:stroke-color="#000000" svg:stroke-opacity="100%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6">
      <style:graphic-properties draw:fill="none" draw:stroke="solid" svg:stroke-width="0.01389in" svg:stroke-color="#000000" svg:stroke-opacity="100%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draw:fill="none" draw:stroke="solid" svg:stroke-width="0.01389in" svg:stroke-color="#000000" svg:stroke-opacity="100%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draw:fill="none" draw:stroke="solid" svg:stroke-width="0.01389in" svg:stroke-color="#000000" svg:stroke-opacity="100%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1">
      <style:graphic-properties draw:fill="none" draw:stroke="solid" svg:stroke-width="0.01389in" svg:stroke-color="#000000" svg:stroke-opacity="100%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draw:fill="none" draw:stroke="solid" svg:stroke-width="0.01389in" svg:stroke-color="#a5a5a5" svg:stroke-opacity="100%" draw:stroke-linejoin="miter" svg:stroke-linecap="butt"/>
    </style:style>
    <style:style style:family="paragraph" style:name="a34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 style:parent-style-name="Graphics">
      <style:graphic-properties draw:fill="none" draw:stroke="non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draw:fill="none" draw:stroke="solid" svg:stroke-width="0.01389in" svg:stroke-color="#000000" svg:stroke-opacity="100%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3">
      <style:graphic-properties draw:fill="none" draw:stroke="solid" svg:stroke-width="0.01389in" svg:stroke-color="#a5a5a5" svg:stroke-opacity="100%" draw:stroke-linejoin="miter" svg:stroke-linecap="butt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draw:fill="none" draw:stroke="solid" svg:stroke-width="0.01389in" svg:stroke-color="#000000" svg:stroke-opacity="100%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e52437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e52437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draw:fill="none" draw:stroke="solid" svg:stroke-width="0.01389in" svg:stroke-color="#000000" svg:stroke-opacity="100%"/>
    </style:style>
    <style:style style:family="paragraph" style:name="a3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draw:fill="none" draw:stroke="solid" svg:stroke-width="0.01389in" svg:stroke-color="#000000" svg:stroke-opacity="100%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draw:fill="none" draw:stroke="solid" svg:stroke-width="0.01389in" svg:stroke-color="#000000" svg:stroke-opacity="100%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 style:parent-style-name="Graphics">
      <style:graphic-properties draw:fill="none" draw:stroke="non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center" draw:fill="solid" draw:fill-color="#73808a" draw:opacity="100%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draw:fill="none" draw:stroke="solid" svg:stroke-width="0.01389in" svg:stroke-color="#000000" svg:stroke-opacity="100%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a4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4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4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90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267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51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4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2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352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617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6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7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6875in" svg:y="1.78879in" svg:width="8.62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6875in" svg:y="3.33654in" svg:width="8.625in" svg:height="3.4186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umsplatzhalter 3" svg:x="0.6875in" svg:y="6.95139in" svg:width="2.25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Wednesday, 12 December 2018</text:date></text:span><text:span text:style-name="a22" text:class-names=""/></text:p>
        </draw:text-box>
        <svg:title/>
        <svg:desc/>
      </draw:frame>
      <draw:frame draw:id="id3" presentation:style-name="a27" draw:name="Fußzeilenplatzhalter 4" svg:x="3.3125in" svg:y="6.95139in" svg:width="3.37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Foliennummernplatzhalter 5" svg:x="7.0625in" svg:y="6.95139in" svg:width="2.25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3" draw:name="Kopfzeilenplatzhalter 1" svg:x="0in" svg:y="0in" svg:width="3.25in" svg:height="0.50174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Datumsplatzhalter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38" draw:name="Folienbildplatzhalter 3">
          <svg:title/>
          <svg:desc/>
        </draw:page-thumbnail>
        <draw:frame draw:id="id8" presentation:style-name="a53" draw:name="Notizenplatzhalter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Mastertextformat bearbeiten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Zweite Ebene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ußzeilenplatzhalter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Foliennummernplatzhalter 6" svg:x="4.24826in" svg:y="9.49826in" svg:width="3.25in" svg:height="0.50174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elfolie" style:page-layout-name="pageLayout1" draw:style-name="a61">
      <draw:frame draw:id="id11" draw:style-name="a62" draw:name="Grafik 17" svg:x="1.35337in" svg:y="0.66634in" svg:width="7.29327in" svg:height="1.45865in" style:rel-width="scale" style:rel-height="scale">
        <draw:image xlink:href="media/image1.png" xlink:type="simple" xlink:show="embed" xlink:actuate="onLoad"/>
        <svg:title/>
        <svg:desc/>
      </draw:frame>
      <draw:custom-shape svg:x="0in" svg:y="5.15385in" svg:width="10in" svg:height="0.70481in" draw:id="id12" draw:style-name="a65" draw:name="Rechteck 18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85865in" svg:width="10in" svg:height="0.35577in" draw:id="id13" draw:style-name="a68" draw:name="Rechteck 19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21442in" svg:width="10in" svg:height="0.70481in" draw:id="id14" draw:style-name="a71" draw:name="Rechteck 20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draw:style-name="a75" draw:name="Textfeld 21" svg:x="2.77885in" svg:y="5.85865in" svg:width="4.44231in" svg:height="0.37025in">
        <draw:text-box>
          <text:p text:style-name="a74" text:class-names="" text:cond-style-name=""><text:span text:style-name="a72" text:class-names="">dhbwiewarsessen.wordpress.com</text:span><text:span text:style-name="a73" text:class-names=""/></text:p>
        </draw:text-box>
        <svg:title/>
        <svg:desc/>
      </draw:frame>
      <draw:frame draw:id="id16" draw:style-name="a79" draw:name="Textfeld 22" svg:x="1.95005in" svg:y="2.48077in" svg:width="6.0999in" svg:height="0.37025in">
        <draw:text-box>
          <text:p text:style-name="a78" text:class-names="" text:cond-style-name=""><text:span text:style-name="a76" text:class-names="">Hasan Ünalan, Luis Haider, Marcel Huber, Thimo von Rauchhaupt</text:span><text:span text:style-name="a77" text:class-names=""/></text:p>
        </draw:text-box>
        <svg:title/>
        <svg:desc/>
      </draw:frame>
      <presentation:notes style:page-layout-name="pageLayout2" draw:style-name="a109">
        <draw:frame draw:id="id5" presentation:style-name="a82" draw:name="Kopfzeilenplatzhalter 1" svg:x="0in" svg:y="0in" svg:width="3.25in" svg:height="0.50174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6" presentation:style-name="a86" draw:name="Datumsplatzhalter 2" svg:x="4.24826in" svg:y="0in" svg:width="3.25in" svg:height="0.50174in" presentation:class="date-time" presentation:placeholder="false">
          <draw:text-box>
            <text:p text:style-name="a85" text:class-names="" text:cond-style-name=""><text:span text:style-name="a83" text:class-names=""><text:date text:fixed="false" style:data-style-name="a84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87" draw:name="Folienbildplatzhalter 3">
          <svg:title/>
          <svg:desc/>
        </draw:page-thumbnail>
        <draw:frame draw:id="id8" presentation:style-name="a102" draw:name="Notizenplatzhalter 4" svg:x="0.75in" svg:y="4.8125in" svg:width="6in" svg:height="3.9375in" presentation:class="notes" presentation:placeholder="false">
          <draw:text-box>
            <text:p text:style-name="a89" text:class-names="" text:cond-style-name=""><text:span text:style-name="a88" text:class-names="">Mastertextformat bearbeiten</text:span></text:p>
            <text:list text:style-name="a92">
              <text:list-item>
                <text:list text:style-name="a92">
                  <text:list-item>
                    <text:p text:style-name="a91" text:class-names="" text:cond-style-name=""><text:span text:style-name="a90" text:class-names="">Zweite Ebene</text:span></text:p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p text:style-name="a94" text:class-names="" text:cond-style-name=""><text:span text:style-name="a9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p text:style-name="a97" text:class-names="" text:cond-style-name=""><text:span text:style-name="a9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list text:style-name="a101">
                              <text:list-item>
                                <text:p text:style-name="a100" text:class-names="" text:cond-style-name=""><text:span text:style-name="a9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5" draw:name="Fußzeilenplatzhalter 5" svg:x="0in" svg:y="9.49826in" svg:width="3.25in" svg:height="0.50174in" presentation:class="foot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10" presentation:style-name="a108" draw:name="Foliennummernplatzhalter 6" svg:x="4.24826in" svg:y="9.49826in" svg:width="3.25in" svg:height="0.50174in" presentation:class="page-number" presentation:placeholder="false">
          <draw:text-box>
            <text:p text:style-name="a107" text:class-names="" text:cond-style-name=""><text:span text:style-name="a1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Titel-und-Inhalt" style:page-layout-name="pageLayout1" draw:style-name="a110">
      <draw:frame draw:id="id17" draw:style-name="a114" draw:name="Datumsplatzhalter 3" svg:x="7.29808in" svg:y="0.52499in" svg:width="2.25in" svg:height="0.39931in">
        <draw:text-box>
          <text:p text:style-name="a113" text:class-names="" text:cond-style-name=""><text:span text:style-name="a111" text:class-names=""><text:date text:fixed="false" style:data-style-name="a112">Wednesday, 12 December 2018</text:date></text:span></text:p>
        </draw:text-box>
        <svg:title/>
        <svg:desc/>
      </draw:frame>
      <draw:frame draw:id="id18" draw:style-name="a117" draw:name="Foliennummernplatzhalter 5" svg:x="7.29808in" svg:y="6.81839in" svg:width="2.25in" svg:height="0.39931in">
        <draw:text-box>
          <text:p text:style-name="a116" text:class-names="" text:cond-style-name=""><text:span text:style-name="a115" text:class-names=""><text:page-number style:num-format="1" text:fixed="false"/></text:span></text:p>
        </draw:text-box>
        <svg:title/>
        <svg:desc/>
      </draw:frame>
      <draw:connector draw:type="line" svg:x1="4.14423in" svg:y1="0.86711in" svg:x2="9.54808in" svg:y2="0.86711in" draw:id="id19" draw:style-name="a118" draw:name="Gerader Verbinder 10">
        <svg:title/>
        <svg:desc/>
      </draw:connector>
      <draw:frame draw:id="id20" draw:style-name="a119" draw:name="Grafik 11" svg:x="0.44712in" svg:y="0.41855in" svg:width="3.52403in" svg:height="0.70481in" style:rel-width="scale" style:rel-height="scale">
        <draw:image xlink:href="media/image1.png" xlink:type="simple" xlink:show="embed" xlink:actuate="onLoad"/>
        <svg:title/>
        <svg:desc/>
      </draw:frame>
      <draw:frame draw:id="id21" draw:style-name="a122" draw:name="Textfeld 12" svg:x="5.41224in" svg:y="0.85276in" svg:width="4.13583in" svg:height="0.26927in">
        <draw:text-box>
          <text:p text:style-name="a121" text:class-names="" text:cond-style-name=""><text:span text:style-name="a120" text:class-names="">Grundlagen des Software Engeneering, Prof. Kay Margarethe Berkling</text:span></text:p>
        </draw:text-box>
        <svg:title/>
        <svg:desc/>
      </draw:frame>
      <draw:connector draw:type="line" svg:x1="0.45192in" svg:y1="6.82224in" svg:x2="9.54808in" svg:y2="6.82224in" draw:id="id22" draw:style-name="a123" draw:name="Gerader Verbinder 13">
        <svg:title/>
        <svg:desc/>
      </draw:connector>
      <draw:custom-shape svg:x="0in" svg:y="0in" svg:width="10in" svg:height="0.27885in" draw:id="id23" draw:style-name="a126" draw:name="Rechteck 14">
        <svg:title/>
        <svg:desc/>
        <text:p text:style-name="a125" text:class-names="" text:cond-style-name=""><text:span text:style-name="a1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22289in" svg:width="10in" svg:height="0.27885in" draw:id="id24" draw:style-name="a129" draw:name="Rechteck 15">
        <svg:title/>
        <svg:desc/>
        <text:p text:style-name="a128" text:class-names="" text:cond-style-name=""><text:span text:style-name="a1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46" draw:name="Textplatzhalter 14" svg:x="0.44712in" svg:y="2.57451in" svg:width="9.10095in" svg:height="4.10196in" presentation:class="outline" presentation:placeholder="false">
        <draw:text-box>
          <text:list text:style-name="a132">
            <text:list-item>
              <text:p text:style-name="a131" text:class-names="" text:cond-style-name=""><text:span text:style-name="a130" text:class-names="">Mastertextformat bearbeiten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Zweite Ebene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list text:style-name="a145">
                            <text:list-item>
                              <text:p text:style-name="a144" text:class-names="" text:cond-style-name=""><text:span text:style-name="a142" text:class-names="">Fünfte Ebene</text:span><text:span text:style-name="a1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50" draw:name="Inhaltsplatzhalter 16" svg:x="0.44792in" svg:y="1.49826in" svg:width="9.10069in" svg:height="0.78993in" presentation:class="object" presentation:placeholder="false">
        <draw:text-box>
          <text:p text:style-name="a149" text:class-names="" text:cond-style-name=""><text:span text:style-name="a147" text:class-names="">Überschrift</text:span><text:span text:style-name="a148" text:class-names=""/></text:p>
        </draw:text-box>
        <svg:title/>
        <svg:desc/>
      </draw:frame>
      <presentation:notes style:page-layout-name="pageLayout2" draw:style-name="a180">
        <draw:frame draw:id="id5" presentation:style-name="a153" draw:name="Kopfzeilenplatzhalter 1" svg:x="0in" svg:y="0in" svg:width="3.25in" svg:height="0.50174in" presentation:class="head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6" presentation:style-name="a157" draw:name="Datumsplatzhalt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4" text:class-names=""><text:date text:fixed="false" style:data-style-name="a155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158" draw:name="Folienbildplatzhalter 3">
          <svg:title/>
          <svg:desc/>
        </draw:page-thumbnail>
        <draw:frame draw:id="id8" presentation:style-name="a173" draw:name="Notizenplatzhalt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Mastertextformat bearbeiten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Zweite Ebene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ußzeilenplatzhalt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79" draw:name="Foliennummernplatzhalter 6" svg:x="4.24826in" svg:y="9.49826in" svg:width="3.25in" svg:height="0.50174in" presentation:class="page-number" presentation:placeholder="false">
          <draw:text-box>
            <text:p text:style-name="a178" text:class-names="" text:cond-style-name=""><text:span text:style-name="a1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81">
      <draw:frame draw:id="id27" presentation:style-name="a184" draw:name="Titel 1" svg:x="0.68229in" svg:y="1.86979in" svg:width="8.625in" svg:height="3.11979in" presentation:class="title" presentation:placeholder="false">
        <draw:text-box>
          <text:p text:style-name="a183" text:class-names="" text:cond-style-name=""><text:span text:style-name="a182" text:class-names="">Mastertitelformat bearbeiten</text:span></text:p>
        </draw:text-box>
        <svg:title/>
        <svg:desc/>
      </draw:frame>
      <draw:frame draw:id="id28" presentation:style-name="a188" draw:name="Textplatzhalter 2" svg:x="0.68229in" svg:y="5.0191in" svg:width="8.625in" svg:height="1.64062in" presentation:class="outline" presentation:placeholder="false">
        <draw:text-box>
          <text:list text:style-name="a187">
            <text:list-item>
              <text:p text:style-name="a186" text:class-names="" text:cond-style-name=""><text:span text:style-name="a185" text:class-names="">Mastertextformat bearbeiten</text:span></text:p>
            </text:list-item>
          </text:list>
        </draw:text-box>
        <svg:title/>
        <svg:desc/>
      </draw:frame>
      <draw:frame draw:id="id29" presentation:style-name="a193" draw:name="Datumsplatzhalter 3" svg:x="0.6875in" svg:y="6.95139in" svg:width="2.25in" svg:height="0.39931in" presentation:class="date-time" presentation:placeholder="false">
        <draw:text-box>
          <text:p text:style-name="a192" text:class-names="" text:cond-style-name=""><text:span text:style-name="a189" text:class-names=""><text:date text:fixed="false" style:data-style-name="a190">Wednesday, 12 December 2018</text:date></text:span><text:span text:style-name="a191" text:class-names=""/></text:p>
        </draw:text-box>
        <svg:title/>
        <svg:desc/>
      </draw:frame>
      <draw:frame draw:id="id30" presentation:style-name="a196" draw:name="Fußzeilenplatzhalter 4" svg:x="3.3125in" svg:y="6.95139in" svg:width="3.375in" svg:height="0.39931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31" presentation:style-name="a199" draw:name="Foliennummernplatzhalter 5" svg:x="7.0625in" svg:y="6.95139in" svg:width="2.25in" svg:height="0.39931in" presentation:class="page-number" presentation:placeholder="false">
        <draw:text-box>
          <text:p text:style-name="a198" text:class-names="" text:cond-style-name=""><text:span text:style-name="a197" text:class-names=""><text:page-number style:num-format="1" text:fixed="false"/></text:span></text:p>
        </draw:text-box>
        <svg:title/>
        <svg:desc/>
      </draw:frame>
      <presentation:notes style:page-layout-name="pageLayout2" draw:style-name="a229">
        <draw:frame draw:id="id5" presentation:style-name="a202" draw:name="Kopfzeilenplatzhalter 1" svg:x="0in" svg:y="0in" svg:width="3.25in" svg:height="0.50174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6" presentation:style-name="a206" draw:name="Datumsplatzhalter 2" svg:x="4.24826in" svg:y="0in" svg:width="3.25in" svg:height="0.50174in" presentation:class="date-time" presentation:placeholder="false">
          <draw:text-box>
            <text:p text:style-name="a205" text:class-names="" text:cond-style-name=""><text:span text:style-name="a203" text:class-names=""><text:date text:fixed="false" style:data-style-name="a204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207" draw:name="Folienbildplatzhalter 3">
          <svg:title/>
          <svg:desc/>
        </draw:page-thumbnail>
        <draw:frame draw:id="id8" presentation:style-name="a222" draw:name="Notizenplatzhalter 4" svg:x="0.75in" svg:y="4.8125in" svg:width="6in" svg:height="3.9375in" presentation:class="notes" presentation:placeholder="false">
          <draw:text-box>
            <text:p text:style-name="a209" text:class-names="" text:cond-style-name=""><text:span text:style-name="a208" text:class-names="">Mastertextformat bearbeiten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Zweite Ebene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5" draw:name="Fußzeilenplatzhalter 5" svg:x="0in" svg:y="9.49826in" svg:width="3.25in" svg:height="0.50174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0" presentation:style-name="a228" draw:name="Foliennummernplatzhalter 6" svg:x="4.24826in" svg:y="9.49826in" svg:width="3.25in" svg:height="0.50174in" presentation:class="page-number" presentation:placeholder="false">
          <draw:text-box>
            <text:p text:style-name="a227" text:class-names="" text:cond-style-name=""><text:span text:style-name="a2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30">
      <draw:frame draw:id="id32" presentation:style-name="a233" draw:name="Titel 1" svg:x="0.6875in" svg:y="1.78879in" svg:width="8.625in" svg:height="1.44965in" presentation:class="title" presentation:placeholder="false">
        <draw:text-box>
          <text:p text:style-name="a232" text:class-names="" text:cond-style-name=""><text:span text:style-name="a231" text:class-names="">Mastertitelformat bearbeiten</text:span></text:p>
        </draw:text-box>
        <svg:title/>
        <svg:desc/>
      </draw:frame>
      <draw:frame draw:id="id33" presentation:style-name="a249" draw:name="Inhaltsplatzhalter 2" svg:x="0.6875in" svg:y="1.99653in" svg:width="4.25in" svg:height="4.75868in" presentation:class="object" presentation:placeholder="false">
        <draw:text-box>
          <text:list text:style-name="a236">
            <text:list-item>
              <text:p text:style-name="a235" text:class-names="" text:cond-style-name=""><text:span text:style-name="a234" text:class-names="">Mastertextformat bearbeiten</text:span></text:p>
            </text:list-item>
          </text:list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Zweite Ebene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list text:style-name="a248">
                            <text:list-item>
                              <text:p text:style-name="a247" text:class-names="" text:cond-style-name=""><text:span text:style-name="a24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65" draw:name="Inhaltsplatzhalter 3" svg:x="5.0625in" svg:y="1.99653in" svg:width="4.25in" svg:height="4.75868in" presentation:class="object" presentation:placeholder="false">
        <draw:text-box>
          <text:list text:style-name="a252">
            <text:list-item>
              <text:p text:style-name="a251" text:class-names="" text:cond-style-name=""><text:span text:style-name="a250" text:class-names="">Mastertextformat bearbeiten</text:span></text:p>
            </text:list-item>
          </text:list>
          <text:list text:style-name="a255">
            <text:list-item>
              <text:list text:style-name="a255">
                <text:list-item>
                  <text:p text:style-name="a254" text:class-names="" text:cond-style-name=""><text:span text:style-name="a253" text:class-names="">Zweite Ebene</text:span></text:p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p text:style-name="a257" text:class-names="" text:cond-style-name=""><text:span text:style-name="a25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p text:style-name="a260" text:class-names="" text:cond-style-name=""><text:span text:style-name="a25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0" draw:name="Datumsplatzhalter 4" svg:x="0.6875in" svg:y="6.95139in" svg:width="2.25in" svg:height="0.39931in" presentation:class="date-time" presentation:placeholder="false">
        <draw:text-box>
          <text:p text:style-name="a269" text:class-names="" text:cond-style-name=""><text:span text:style-name="a266" text:class-names=""><text:date text:fixed="false" style:data-style-name="a267">Wednesday, 12 December 2018</text:date></text:span><text:span text:style-name="a268" text:class-names=""/></text:p>
        </draw:text-box>
        <svg:title/>
        <svg:desc/>
      </draw:frame>
      <draw:frame draw:id="id36" presentation:style-name="a273" draw:name="Fußzeilenplatzhalter 5" svg:x="3.3125in" svg:y="6.95139in" svg:width="3.375in" svg:height="0.39931in" presentation:class="footer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37" presentation:style-name="a276" draw:name="Foliennummernplatzhalter 6" svg:x="7.0625in" svg:y="6.95139in" svg:width="2.25in" svg:height="0.39931in" presentation:class="page-number" presentation:placeholder="false">
        <draw:text-box>
          <text:p text:style-name="a275" text:class-names="" text:cond-style-name=""><text:span text:style-name="a274" text:class-names=""><text:page-number style:num-format="1" text:fixed="false"/></text:span></text:p>
        </draw:text-box>
        <svg:title/>
        <svg:desc/>
      </draw:frame>
      <presentation:notes style:page-layout-name="pageLayout2" draw:style-name="a306">
        <draw:frame draw:id="id5" presentation:style-name="a279" draw:name="Kopfzeilenplatzhalter 1" svg:x="0in" svg:y="0in" svg:width="3.25in" svg:height="0.50174in" presentation:class="head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6" presentation:style-name="a283" draw:name="Datumsplatzhalter 2" svg:x="4.24826in" svg:y="0in" svg:width="3.25in" svg:height="0.50174in" presentation:class="date-time" presentation:placeholder="false">
          <draw:text-box>
            <text:p text:style-name="a282" text:class-names="" text:cond-style-name=""><text:span text:style-name="a280" text:class-names=""><text:date text:fixed="false" style:data-style-name="a281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284" draw:name="Folienbildplatzhalter 3">
          <svg:title/>
          <svg:desc/>
        </draw:page-thumbnail>
        <draw:frame draw:id="id8" presentation:style-name="a299" draw:name="Notizenplatzhalter 4" svg:x="0.75in" svg:y="4.8125in" svg:width="6in" svg:height="3.9375in" presentation:class="notes" presentation:placeholder="false">
          <draw:text-box>
            <text:p text:style-name="a286" text:class-names="" text:cond-style-name=""><text:span text:style-name="a285" text:class-names="">Mastertextformat bearbeiten</text:span></text:p>
            <text:list text:style-name="a289">
              <text:list-item>
                <text:list text:style-name="a289">
                  <text:list-item>
                    <text:p text:style-name="a288" text:class-names="" text:cond-style-name=""><text:span text:style-name="a287" text:class-names="">Zweite Ebene</text:span></text:p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p text:style-name="a291" text:class-names="" text:cond-style-name=""><text:span text:style-name="a29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5">
              <text:list-item>
                <text:list text:style-name="a295">
                  <text:list-item>
                    <text:list text:style-name="a295">
                      <text:list-item>
                        <text:list text:style-name="a295">
                          <text:list-item>
                            <text:p text:style-name="a294" text:class-names="" text:cond-style-name=""><text:span text:style-name="a29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list text:style-name="a298">
                          <text:list-item>
                            <text:list text:style-name="a298">
                              <text:list-item>
                                <text:p text:style-name="a297" text:class-names="" text:cond-style-name=""><text:span text:style-name="a29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2" draw:name="Fußzeilenplatzhalter 5" svg:x="0in" svg:y="9.49826in" svg:width="3.25in" svg:height="0.50174in" presentation:class="foot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10" presentation:style-name="a305" draw:name="Foliennummernplatzhalter 6" svg:x="4.24826in" svg:y="9.49826in" svg:width="3.25in" svg:height="0.50174in" presentation:class="page-number" presentation:placeholder="false">
          <draw:text-box>
            <text:p text:style-name="a304" text:class-names="" text:cond-style-name=""><text:span text:style-name="a3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07">
      <draw:frame draw:id="id38" presentation:style-name="a310" draw:name="Titel 1" svg:x="0.6888in" svg:y="0.39931in" svg:width="8.625in" svg:height="1.44965in" presentation:class="title" presentation:placeholder="false">
        <draw:text-box>
          <text:p text:style-name="a309" text:class-names="" text:cond-style-name=""><text:span text:style-name="a308" text:class-names="">Mastertitelformat bearbeiten</text:span></text:p>
        </draw:text-box>
        <svg:title/>
        <svg:desc/>
      </draw:frame>
      <draw:frame draw:id="id39" presentation:style-name="a314" draw:name="Textplatzhalter 2" svg:x="0.6888in" svg:y="1.83854in" svg:width="4.23047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Mastertextformat bearbeiten</text:span></text:p>
            </text:list-item>
          </text:list>
        </draw:text-box>
        <svg:title/>
        <svg:desc/>
      </draw:frame>
      <draw:frame draw:id="id40" presentation:style-name="a330" draw:name="Inhaltsplatzhalter 3" svg:x="0.6888in" svg:y="2.73958in" svg:width="4.23047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Mastertextformat bearbeiten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Zweite Ebene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list text:style-name="a329">
                            <text:list-item>
                              <text:p text:style-name="a328" text:class-names="" text:cond-style-name=""><text:span text:style-name="a3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34" draw:name="Textplatzhalter 4" svg:x="5.0625in" svg:y="1.83854in" svg:width="4.2513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Mastertextformat bearbeiten</text:span></text:p>
            </text:list-item>
          </text:list>
        </draw:text-box>
        <svg:title/>
        <svg:desc/>
      </draw:frame>
      <draw:frame draw:id="id42" presentation:style-name="a350" draw:name="Inhaltsplatzhalter 5" svg:x="5.0625in" svg:y="2.73958in" svg:width="4.2513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Mastertextformat bearbeiten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Zweite Ebene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list text:style-name="a349">
                        <text:list-item>
                          <text:list text:style-name="a349">
                            <text:list-item>
                              <text:p text:style-name="a348" text:class-names="" text:cond-style-name=""><text:span text:style-name="a34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55" draw:name="Datumsplatzhalter 6" svg:x="0.6875in" svg:y="6.95139in" svg:width="2.25in" svg:height="0.39931in" presentation:class="date-time" presentation:placeholder="false">
        <draw:text-box>
          <text:p text:style-name="a354" text:class-names="" text:cond-style-name=""><text:span text:style-name="a351" text:class-names=""><text:date text:fixed="false" style:data-style-name="a352">Wednesday, 12 December 2018</text:date></text:span><text:span text:style-name="a353" text:class-names=""/></text:p>
        </draw:text-box>
        <svg:title/>
        <svg:desc/>
      </draw:frame>
      <draw:frame draw:id="id44" presentation:style-name="a358" draw:name="Fußzeilenplatzhalter 7" svg:x="3.3125in" svg:y="6.95139in" svg:width="3.375in" svg:height="0.39931in" presentation:class="footer" presentation:placeholder="false">
        <draw:text-box>
          <text:p text:style-name="a357" text:class-names="" text:cond-style-name=""><text:span text:style-name="a356" text:class-names=""/></text:p>
        </draw:text-box>
        <svg:title/>
        <svg:desc/>
      </draw:frame>
      <draw:frame draw:id="id45" presentation:style-name="a361" draw:name="Foliennummernplatzhalter 8" svg:x="7.0625in" svg:y="6.95139in" svg:width="2.25in" svg:height="0.39931in" presentation:class="page-number" presentation:placeholder="false">
        <draw:text-box>
          <text:p text:style-name="a360" text:class-names="" text:cond-style-name=""><text:span text:style-name="a359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frame draw:id="id5" presentation:style-name="a364" draw:name="Kopfzeilenplatzhalter 1" svg:x="0in" svg:y="0in" svg:width="3.25in" svg:height="0.50174in" presentation:class="header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6" presentation:style-name="a368" draw:name="Datumsplatzhalter 2" svg:x="4.24826in" svg:y="0in" svg:width="3.25in" svg:height="0.50174in" presentation:class="date-time" presentation:placeholder="false">
          <draw:text-box>
            <text:p text:style-name="a367" text:class-names="" text:cond-style-name=""><text:span text:style-name="a365" text:class-names=""><text:date text:fixed="false" style:data-style-name="a366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369" draw:name="Folienbildplatzhalter 3">
          <svg:title/>
          <svg:desc/>
        </draw:page-thumbnail>
        <draw:frame draw:id="id8" presentation:style-name="a384" draw:name="Notizenplatzhalter 4" svg:x="0.75in" svg:y="4.8125in" svg:width="6in" svg:height="3.9375in" presentation:class="notes" presentation:placeholder="false">
          <draw:text-box>
            <text:p text:style-name="a371" text:class-names="" text:cond-style-name=""><text:span text:style-name="a370" text:class-names="">Mastertextformat bearbeiten</text:span></text:p>
            <text:list text:style-name="a374">
              <text:list-item>
                <text:list text:style-name="a374">
                  <text:list-item>
                    <text:p text:style-name="a373" text:class-names="" text:cond-style-name=""><text:span text:style-name="a372" text:class-names="">Zweite Ebene</text:span></text:p>
                  </text:list-item>
                </text:list>
              </text:list-item>
            </text:list>
            <text:list text:style-name="a377">
              <text:list-item>
                <text:list text:style-name="a377">
                  <text:list-item>
                    <text:list text:style-name="a377">
                      <text:list-item>
                        <text:p text:style-name="a376" text:class-names="" text:cond-style-name=""><text:span text:style-name="a37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80">
              <text:list-item>
                <text:list text:style-name="a380">
                  <text:list-item>
                    <text:list text:style-name="a380">
                      <text:list-item>
                        <text:list text:style-name="a380">
                          <text:list-item>
                            <text:p text:style-name="a379" text:class-names="" text:cond-style-name=""><text:span text:style-name="a37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list text:style-name="a383">
                          <text:list-item>
                            <text:list text:style-name="a383">
                              <text:list-item>
                                <text:p text:style-name="a382" text:class-names="" text:cond-style-name=""><text:span text:style-name="a38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7" draw:name="Fußzeilenplatzhalter 5" svg:x="0in" svg:y="9.49826in" svg:width="3.25in" svg:height="0.50174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Foliennummernplatzhalter 6" svg:x="4.24826in" svg:y="9.49826in" svg:width="3.25in" svg:height="0.50174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92">
      <draw:frame draw:id="id46" presentation:style-name="a395" draw:name="Titel 1" svg:x="0.6875in" svg:y="1.78879in" svg:width="8.625in" svg:height="1.44965in" presentation:class="title" presentation:placeholder="false">
        <draw:text-box>
          <text:p text:style-name="a394" text:class-names="" text:cond-style-name=""><text:span text:style-name="a393" text:class-names="">Mastertitelformat bearbeiten</text:span></text:p>
        </draw:text-box>
        <svg:title/>
        <svg:desc/>
      </draw:frame>
      <draw:frame draw:id="id47" presentation:style-name="a400" draw:name="Datumsplatzhalter 2" svg:x="0.6875in" svg:y="6.95139in" svg:width="2.25in" svg:height="0.39931in" presentation:class="date-time" presentation:placeholder="false">
        <draw:text-box>
          <text:p text:style-name="a399" text:class-names="" text:cond-style-name=""><text:span text:style-name="a396" text:class-names=""><text:date text:fixed="false" style:data-style-name="a397">Wednesday, 12 December 2018</text:date></text:span><text:span text:style-name="a398" text:class-names=""/></text:p>
        </draw:text-box>
        <svg:title/>
        <svg:desc/>
      </draw:frame>
      <draw:frame draw:id="id48" presentation:style-name="a403" draw:name="Fußzeilenplatzhalter 3" svg:x="3.3125in" svg:y="6.95139in" svg:width="3.375in" svg:height="0.39931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49" presentation:style-name="a406" draw:name="Foliennummernplatzhalter 4" svg:x="7.0625in" svg:y="6.95139in" svg:width="2.25in" svg:height="0.39931in" presentation:class="page-number" presentation:placeholder="false">
        <draw:text-box>
          <text:p text:style-name="a405" text:class-names="" text:cond-style-name=""><text:span text:style-name="a404" text:class-names=""><text:page-number style:num-format="1" text:fixed="false"/></text:span></text:p>
        </draw:text-box>
        <svg:title/>
        <svg:desc/>
      </draw:frame>
      <presentation:notes style:page-layout-name="pageLayout2" draw:style-name="a436">
        <draw:frame draw:id="id5" presentation:style-name="a409" draw:name="Kopfzeilenplatzhalter 1" svg:x="0in" svg:y="0in" svg:width="3.25in" svg:height="0.50174in" presentation:class="header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6" presentation:style-name="a413" draw:name="Datumsplatzhalter 2" svg:x="4.24826in" svg:y="0in" svg:width="3.25in" svg:height="0.50174in" presentation:class="date-time" presentation:placeholder="false">
          <draw:text-box>
            <text:p text:style-name="a412" text:class-names="" text:cond-style-name=""><text:span text:style-name="a410" text:class-names=""><text:date text:fixed="false" style:data-style-name="a411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414" draw:name="Folienbildplatzhalter 3">
          <svg:title/>
          <svg:desc/>
        </draw:page-thumbnail>
        <draw:frame draw:id="id8" presentation:style-name="a429" draw:name="Notizenplatzhalter 4" svg:x="0.75in" svg:y="4.8125in" svg:width="6in" svg:height="3.9375in" presentation:class="notes" presentation:placeholder="false">
          <draw:text-box>
            <text:p text:style-name="a416" text:class-names="" text:cond-style-name=""><text:span text:style-name="a415" text:class-names="">Mastertextformat bearbeiten</text:span></text:p>
            <text:list text:style-name="a419">
              <text:list-item>
                <text:list text:style-name="a419">
                  <text:list-item>
                    <text:p text:style-name="a418" text:class-names="" text:cond-style-name=""><text:span text:style-name="a417" text:class-names="">Zweite Ebene</text:span></text:p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p text:style-name="a421" text:class-names="" text:cond-style-name=""><text:span text:style-name="a42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list text:style-name="a425">
                      <text:list-item>
                        <text:list text:style-name="a425">
                          <text:list-item>
                            <text:p text:style-name="a424" text:class-names="" text:cond-style-name=""><text:span text:style-name="a42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list text:style-name="a428">
                      <text:list-item>
                        <text:list text:style-name="a428">
                          <text:list-item>
                            <text:list text:style-name="a428">
                              <text:list-item>
                                <text:p text:style-name="a427" text:class-names="" text:cond-style-name=""><text:span text:style-name="a42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2" draw:name="Fußzeilenplatzhalter 5" svg:x="0in" svg:y="9.49826in" svg:width="3.25in" svg:height="0.50174in" presentation:class="foot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10" presentation:style-name="a435" draw:name="Foliennummernplatzhalter 6" svg:x="4.24826in" svg:y="9.49826in" svg:width="3.25in" svg:height="0.50174in" presentation:class="page-number" presentation:placeholder="false">
          <draw:text-box>
            <text:p text:style-name="a434" text:class-names="" text:cond-style-name=""><text:span text:style-name="a4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37">
      <draw:frame draw:id="id50" presentation:style-name="a442" draw:name="Datumsplatzhalter 1" svg:x="0.6875in" svg:y="6.95139in" svg:width="2.25in" svg:height="0.39931in" presentation:class="date-time" presentation:placeholder="false">
        <draw:text-box>
          <text:p text:style-name="a441" text:class-names="" text:cond-style-name=""><text:span text:style-name="a438" text:class-names=""><text:date text:fixed="false" style:data-style-name="a439">Wednesday, 12 December 2018</text:date></text:span><text:span text:style-name="a440" text:class-names=""/></text:p>
        </draw:text-box>
        <svg:title/>
        <svg:desc/>
      </draw:frame>
      <draw:frame draw:id="id51" presentation:style-name="a445" draw:name="Fußzeilenplatzhalter 2" svg:x="3.3125in" svg:y="6.95139in" svg:width="3.375in" svg:height="0.39931in" presentation:class="footer" presentation:placeholder="false">
        <draw:text-box>
          <text:p text:style-name="a444" text:class-names="" text:cond-style-name=""><text:span text:style-name="a443" text:class-names=""/></text:p>
        </draw:text-box>
        <svg:title/>
        <svg:desc/>
      </draw:frame>
      <draw:frame draw:id="id52" presentation:style-name="a448" draw:name="Foliennummernplatzhalter 3" svg:x="7.0625in" svg:y="6.95139in" svg:width="2.25in" svg:height="0.39931in" presentation:class="page-number" presentation:placeholder="false">
        <draw:text-box>
          <text:p text:style-name="a447" text:class-names="" text:cond-style-name=""><text:span text:style-name="a446" text:class-names=""><text:page-number style:num-format="1" text:fixed="false"/></text:span></text:p>
        </draw:text-box>
        <svg:title/>
        <svg:desc/>
      </draw:frame>
      <presentation:notes style:page-layout-name="pageLayout2" draw:style-name="a478">
        <draw:frame draw:id="id5" presentation:style-name="a451" draw:name="Kopfzeilenplatzhalter 1" svg:x="0in" svg:y="0in" svg:width="3.25in" svg:height="0.50174in" presentation:class="head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6" presentation:style-name="a455" draw:name="Datumsplatzhalter 2" svg:x="4.24826in" svg:y="0in" svg:width="3.25in" svg:height="0.50174in" presentation:class="date-time" presentation:placeholder="false">
          <draw:text-box>
            <text:p text:style-name="a454" text:class-names="" text:cond-style-name=""><text:span text:style-name="a452" text:class-names=""><text:date text:fixed="false" style:data-style-name="a453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456" draw:name="Folienbildplatzhalter 3">
          <svg:title/>
          <svg:desc/>
        </draw:page-thumbnail>
        <draw:frame draw:id="id8" presentation:style-name="a471" draw:name="Notizenplatzhalter 4" svg:x="0.75in" svg:y="4.8125in" svg:width="6in" svg:height="3.9375in" presentation:class="notes" presentation:placeholder="false">
          <draw:text-box>
            <text:p text:style-name="a458" text:class-names="" text:cond-style-name=""><text:span text:style-name="a457" text:class-names="">Mastertextformat bearbeiten</text:span></text:p>
            <text:list text:style-name="a461">
              <text:list-item>
                <text:list text:style-name="a461">
                  <text:list-item>
                    <text:p text:style-name="a460" text:class-names="" text:cond-style-name=""><text:span text:style-name="a459" text:class-names="">Zweite Ebene</text:span></text:p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p text:style-name="a463" text:class-names="" text:cond-style-name=""><text:span text:style-name="a46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p text:style-name="a466" text:class-names="" text:cond-style-name=""><text:span text:style-name="a46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list text:style-name="a470">
                              <text:list-item>
                                <text:p text:style-name="a469" text:class-names="" text:cond-style-name=""><text:span text:style-name="a46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4" draw:name="Fußzeilenplatzhalter 5" svg:x="0in" svg:y="9.49826in" svg:width="3.25in" svg:height="0.50174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0" presentation:style-name="a477" draw:name="Foliennummernplatzhalter 6" svg:x="4.24826in" svg:y="9.49826in" svg:width="3.25in" svg:height="0.50174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79">
      <draw:frame draw:id="id53" presentation:style-name="a482" draw:name="Titel 1" svg:x="0.6888in" svg:y="0.5in" svg:width="3.22526in" svg:height="1.75in" presentation:class="title" presentation:placeholder="false">
        <draw:text-box>
          <text:p text:style-name="a481" text:class-names="" text:cond-style-name=""><text:span text:style-name="a480" text:class-names="">Mastertitelformat bearbeiten</text:span></text:p>
        </draw:text-box>
        <svg:title/>
        <svg:desc/>
      </draw:frame>
      <draw:frame draw:id="id54" presentation:style-name="a498" draw:name="Inhaltsplatzhalter 2" svg:x="4.2513in" svg:y="1.07986in" svg:width="5.0625in" svg:height="5.32986in" presentation:class="object" presentation:placeholder="false">
        <draw:text-box>
          <text:list text:style-name="a485">
            <text:list-item>
              <text:p text:style-name="a484" text:class-names="" text:cond-style-name=""><text:span text:style-name="a483" text:class-names="">Mastertextformat bearbeiten</text:span></text:p>
            </text:list-item>
          </text:list>
          <text:list text:style-name="a488">
            <text:list-item>
              <text:list text:style-name="a488">
                <text:list-item>
                  <text:p text:style-name="a487" text:class-names="" text:cond-style-name=""><text:span text:style-name="a486" text:class-names="">Zweite Ebene</text:span></text:p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p text:style-name="a490" text:class-names="" text:cond-style-name=""><text:span text:style-name="a489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p text:style-name="a493" text:class-names="" text:cond-style-name=""><text:span text:style-name="a49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list text:style-name="a497">
                        <text:list-item>
                          <text:list text:style-name="a497">
                            <text:list-item>
                              <text:p text:style-name="a496" text:class-names="" text:cond-style-name=""><text:span text:style-name="a49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502" draw:name="Textplatzhalter 3" svg:x="0.6888in" svg:y="2.25in" svg:width="3.22526in" svg:height="4.1684in" presentation:class="outline" presentation:placeholder="false">
        <draw:text-box>
          <text:list text:style-name="a501">
            <text:list-item>
              <text:p text:style-name="a500" text:class-names="" text:cond-style-name=""><text:span text:style-name="a499" text:class-names="">Mastertextformat bearbeiten</text:span></text:p>
            </text:list-item>
          </text:list>
        </draw:text-box>
        <svg:title/>
        <svg:desc/>
      </draw:frame>
      <draw:frame draw:id="id56" presentation:style-name="a507" draw:name="Datumsplatzhalter 4" svg:x="0.6875in" svg:y="6.95139in" svg:width="2.25in" svg:height="0.39931in" presentation:class="date-time" presentation:placeholder="false">
        <draw:text-box>
          <text:p text:style-name="a506" text:class-names="" text:cond-style-name=""><text:span text:style-name="a503" text:class-names=""><text:date text:fixed="false" style:data-style-name="a504">Wednesday, 12 December 2018</text:date></text:span><text:span text:style-name="a505" text:class-names=""/></text:p>
        </draw:text-box>
        <svg:title/>
        <svg:desc/>
      </draw:frame>
      <draw:frame draw:id="id57" presentation:style-name="a510" draw:name="Fußzeilenplatzhalter 5" svg:x="3.3125in" svg:y="6.95139in" svg:width="3.375in" svg:height="0.39931in" presentation:class="footer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58" presentation:style-name="a513" draw:name="Foliennummernplatzhalter 6" svg:x="7.0625in" svg:y="6.95139in" svg:width="2.25in" svg:height="0.39931in" presentation:class="page-number" presentation:placeholder="false">
        <draw:text-box>
          <text:p text:style-name="a512" text:class-names="" text:cond-style-name=""><text:span text:style-name="a511" text:class-names=""><text:page-number style:num-format="1" text:fixed="false"/></text:span></text:p>
        </draw:text-box>
        <svg:title/>
        <svg:desc/>
      </draw:frame>
      <presentation:notes style:page-layout-name="pageLayout2" draw:style-name="a543">
        <draw:frame draw:id="id5" presentation:style-name="a516" draw:name="Kopfzeilenplatzhalter 1" svg:x="0in" svg:y="0in" svg:width="3.25in" svg:height="0.50174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6" presentation:style-name="a520" draw:name="Datumsplatzhalter 2" svg:x="4.24826in" svg:y="0in" svg:width="3.25in" svg:height="0.50174in" presentation:class="date-time" presentation:placeholder="false">
          <draw:text-box>
            <text:p text:style-name="a519" text:class-names="" text:cond-style-name=""><text:span text:style-name="a517" text:class-names=""><text:date text:fixed="false" style:data-style-name="a518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521" draw:name="Folienbildplatzhalter 3">
          <svg:title/>
          <svg:desc/>
        </draw:page-thumbnail>
        <draw:frame draw:id="id8" presentation:style-name="a536" draw:name="Notizenplatzhalter 4" svg:x="0.75in" svg:y="4.8125in" svg:width="6in" svg:height="3.9375in" presentation:class="notes" presentation:placeholder="false">
          <draw:text-box>
            <text:p text:style-name="a523" text:class-names="" text:cond-style-name=""><text:span text:style-name="a522" text:class-names="">Mastertextformat bearbeiten</text:span></text:p>
            <text:list text:style-name="a526">
              <text:list-item>
                <text:list text:style-name="a526">
                  <text:list-item>
                    <text:p text:style-name="a525" text:class-names="" text:cond-style-name=""><text:span text:style-name="a524" text:class-names="">Zweite Ebene</text:span></text:p>
                  </text:list-item>
                </text:list>
              </text:list-item>
            </text:list>
            <text:list text:style-name="a529">
              <text:list-item>
                <text:list text:style-name="a529">
                  <text:list-item>
                    <text:list text:style-name="a529">
                      <text:list-item>
                        <text:p text:style-name="a528" text:class-names="" text:cond-style-name=""><text:span text:style-name="a52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2">
              <text:list-item>
                <text:list text:style-name="a532">
                  <text:list-item>
                    <text:list text:style-name="a532">
                      <text:list-item>
                        <text:list text:style-name="a532">
                          <text:list-item>
                            <text:p text:style-name="a531" text:class-names="" text:cond-style-name=""><text:span text:style-name="a53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list text:style-name="a535">
                      <text:list-item>
                        <text:list text:style-name="a535">
                          <text:list-item>
                            <text:list text:style-name="a535">
                              <text:list-item>
                                <text:p text:style-name="a534" text:class-names="" text:cond-style-name=""><text:span text:style-name="a53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9" draw:name="Fußzeilenplatzhalter 5" svg:x="0in" svg:y="9.49826in" svg:width="3.25in" svg:height="0.50174in" presentation:class="foot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10" presentation:style-name="a542" draw:name="Foliennummernplatzhalter 6" svg:x="4.24826in" svg:y="9.49826in" svg:width="3.25in" svg:height="0.50174in" presentation:class="page-number" presentation:placeholder="false">
          <draw:text-box>
            <text:p text:style-name="a541" text:class-names="" text:cond-style-name=""><text:span text:style-name="a5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44">
      <draw:frame draw:id="id59" presentation:style-name="a547" draw:name="Titel 1" svg:x="0.6888in" svg:y="0.5in" svg:width="3.22526in" svg:height="1.75in" presentation:class="title" presentation:placeholder="false">
        <draw:text-box>
          <text:p text:style-name="a546" text:class-names="" text:cond-style-name=""><text:span text:style-name="a545" text:class-names="">Mastertitelformat bearbeiten</text:span></text:p>
        </draw:text-box>
        <svg:title/>
        <svg:desc/>
      </draw:frame>
      <draw:frame draw:id="id60" presentation:style-name="a550" draw:name="Bildplatzhalter 2" svg:x="4.2513in" svg:y="1.07986in" svg:width="5.0625in" svg:height="5.32986in" presentation:class="graphic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61" presentation:style-name="a554" draw:name="Textplatzhalter 3" svg:x="0.6888in" svg:y="2.25in" svg:width="3.22526in" svg:height="4.1684in" presentation:class="outline" presentation:placeholder="false">
        <draw:text-box>
          <text:list text:style-name="a553">
            <text:list-item>
              <text:p text:style-name="a552" text:class-names="" text:cond-style-name=""><text:span text:style-name="a551" text:class-names="">Mastertextformat bearbeiten</text:span></text:p>
            </text:list-item>
          </text:list>
        </draw:text-box>
        <svg:title/>
        <svg:desc/>
      </draw:frame>
      <draw:frame draw:id="id62" presentation:style-name="a559" draw:name="Datumsplatzhalter 4" svg:x="0.6875in" svg:y="6.95139in" svg:width="2.25in" svg:height="0.39931in" presentation:class="date-time" presentation:placeholder="false">
        <draw:text-box>
          <text:p text:style-name="a558" text:class-names="" text:cond-style-name=""><text:span text:style-name="a555" text:class-names=""><text:date text:fixed="false" style:data-style-name="a556">Wednesday, 12 December 2018</text:date></text:span><text:span text:style-name="a557" text:class-names=""/></text:p>
        </draw:text-box>
        <svg:title/>
        <svg:desc/>
      </draw:frame>
      <draw:frame draw:id="id63" presentation:style-name="a562" draw:name="Fußzeilenplatzhalter 5" svg:x="3.3125in" svg:y="6.95139in" svg:width="3.375in" svg:height="0.39931in" presentation:class="footer" presentation:placeholder="false">
        <draw:text-box>
          <text:p text:style-name="a561" text:class-names="" text:cond-style-name=""><text:span text:style-name="a560" text:class-names=""/></text:p>
        </draw:text-box>
        <svg:title/>
        <svg:desc/>
      </draw:frame>
      <draw:frame draw:id="id64" presentation:style-name="a565" draw:name="Foliennummernplatzhalter 6" svg:x="7.0625in" svg:y="6.95139in" svg:width="2.25in" svg:height="0.39931in" presentation:class="page-number" presentation:placeholder="false">
        <draw:text-box>
          <text:p text:style-name="a564" text:class-names="" text:cond-style-name=""><text:span text:style-name="a563" text:class-names=""><text:page-number style:num-format="1" text:fixed="false"/></text:span></text:p>
        </draw:text-box>
        <svg:title/>
        <svg:desc/>
      </draw:frame>
      <presentation:notes style:page-layout-name="pageLayout2" draw:style-name="a595">
        <draw:frame draw:id="id5" presentation:style-name="a568" draw:name="Kopfzeilenplatzhalter 1" svg:x="0in" svg:y="0in" svg:width="3.25in" svg:height="0.50174in" presentation:class="header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6" presentation:style-name="a572" draw:name="Datumsplatzhalter 2" svg:x="4.24826in" svg:y="0in" svg:width="3.25in" svg:height="0.50174in" presentation:class="date-time" presentation:placeholder="false">
          <draw:text-box>
            <text:p text:style-name="a571" text:class-names="" text:cond-style-name=""><text:span text:style-name="a569" text:class-names=""><text:date text:fixed="false" style:data-style-name="a570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573" draw:name="Folienbildplatzhalter 3">
          <svg:title/>
          <svg:desc/>
        </draw:page-thumbnail>
        <draw:frame draw:id="id8" presentation:style-name="a588" draw:name="Notizenplatzhalter 4" svg:x="0.75in" svg:y="4.8125in" svg:width="6in" svg:height="3.9375in" presentation:class="notes" presentation:placeholder="false">
          <draw:text-box>
            <text:p text:style-name="a575" text:class-names="" text:cond-style-name=""><text:span text:style-name="a574" text:class-names="">Mastertextformat bearbeiten</text:span></text:p>
            <text:list text:style-name="a578">
              <text:list-item>
                <text:list text:style-name="a578">
                  <text:list-item>
                    <text:p text:style-name="a577" text:class-names="" text:cond-style-name=""><text:span text:style-name="a576" text:class-names="">Zweite Ebene</text:span></text:p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p text:style-name="a580" text:class-names="" text:cond-style-name=""><text:span text:style-name="a57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p text:style-name="a583" text:class-names="" text:cond-style-name=""><text:span text:style-name="a58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7">
              <text:list-item>
                <text:list text:style-name="a587">
                  <text:list-item>
                    <text:list text:style-name="a587">
                      <text:list-item>
                        <text:list text:style-name="a587">
                          <text:list-item>
                            <text:list text:style-name="a587">
                              <text:list-item>
                                <text:p text:style-name="a586" text:class-names="" text:cond-style-name=""><text:span text:style-name="a58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1" draw:name="Fußzeilenplatzhalter 5" svg:x="0in" svg:y="9.49826in" svg:width="3.25in" svg:height="0.50174in" presentation:class="foot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10" presentation:style-name="a594" draw:name="Foliennummernplatzhalter 6" svg:x="4.24826in" svg:y="9.49826in" svg:width="3.25in" svg:height="0.50174in" presentation:class="page-number" presentation:placeholder="false">
          <draw:text-box>
            <text:p text:style-name="a593" text:class-names="" text:cond-style-name=""><text:span text:style-name="a5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96">
      <draw:frame draw:id="id65" presentation:style-name="a599" draw:name="Titel 1" svg:x="0.6875in" svg:y="1.78879in" svg:width="8.625in" svg:height="1.44965in" presentation:class="title" presentation:placeholder="false">
        <draw:text-box>
          <text:p text:style-name="a598" text:class-names="" text:cond-style-name=""><text:span text:style-name="a597" text:class-names="">Mastertitelformat bearbeiten</text:span></text:p>
        </draw:text-box>
        <svg:title/>
        <svg:desc/>
      </draw:frame>
      <draw:frame draw:id="id66" presentation:style-name="a615" draw:name="Vertikaler Textplatzhalter 2" svg:x="0.6875in" svg:y="3.33654in" svg:width="8.625in" svg:height="3.41867in" presentation:class="outline" presentation:placeholder="false">
        <draw:text-box>
          <text:list text:style-name="a602">
            <text:list-item>
              <text:p text:style-name="a601" text:class-names="" text:cond-style-name=""><text:span text:style-name="a600" text:class-names="">Mastertextformat bearbeiten</text:span></text:p>
            </text:list-item>
          </text:list>
          <text:list text:style-name="a605">
            <text:list-item>
              <text:list text:style-name="a605">
                <text:list-item>
                  <text:p text:style-name="a604" text:class-names="" text:cond-style-name=""><text:span text:style-name="a603" text:class-names="">Zweite Ebene</text:span></text:p>
                </text:list-item>
              </text:list>
            </text:list-item>
          </text:list>
          <text:list text:style-name="a608">
            <text:list-item>
              <text:list text:style-name="a608">
                <text:list-item>
                  <text:list text:style-name="a608">
                    <text:list-item>
                      <text:p text:style-name="a607" text:class-names="" text:cond-style-name=""><text:span text:style-name="a606" text:class-names="">Dritte Ebene</text:span></text:p>
                    </text:list-item>
                  </text:list>
                </text:list-item>
              </text:list>
            </text:list-item>
          </text:list>
          <text:list text:style-name="a611">
            <text:list-item>
              <text:list text:style-name="a611">
                <text:list-item>
                  <text:list text:style-name="a611">
                    <text:list-item>
                      <text:list text:style-name="a611">
                        <text:list-item>
                          <text:p text:style-name="a610" text:class-names="" text:cond-style-name=""><text:span text:style-name="a60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4">
            <text:list-item>
              <text:list text:style-name="a614">
                <text:list-item>
                  <text:list text:style-name="a614">
                    <text:list-item>
                      <text:list text:style-name="a614">
                        <text:list-item>
                          <text:list text:style-name="a614">
                            <text:list-item>
                              <text:p text:style-name="a613" text:class-names="" text:cond-style-name=""><text:span text:style-name="a61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620" draw:name="Datumsplatzhalter 3" svg:x="0.6875in" svg:y="6.95139in" svg:width="2.25in" svg:height="0.39931in" presentation:class="date-time" presentation:placeholder="false">
        <draw:text-box>
          <text:p text:style-name="a619" text:class-names="" text:cond-style-name=""><text:span text:style-name="a616" text:class-names=""><text:date text:fixed="false" style:data-style-name="a617">Wednesday, 12 December 2018</text:date></text:span><text:span text:style-name="a618" text:class-names=""/></text:p>
        </draw:text-box>
        <svg:title/>
        <svg:desc/>
      </draw:frame>
      <draw:frame draw:id="id68" presentation:style-name="a623" draw:name="Fußzeilenplatzhalter 4" svg:x="3.3125in" svg:y="6.95139in" svg:width="3.375in" svg:height="0.39931in" presentation:class="footer" presentation:placeholder="false">
        <draw:text-box>
          <text:p text:style-name="a622" text:class-names="" text:cond-style-name=""><text:span text:style-name="a621" text:class-names=""/></text:p>
        </draw:text-box>
        <svg:title/>
        <svg:desc/>
      </draw:frame>
      <draw:frame draw:id="id69" presentation:style-name="a626" draw:name="Foliennummernplatzhalter 5" svg:x="7.0625in" svg:y="6.95139in" svg:width="2.25in" svg:height="0.39931in" presentation:class="page-number" presentation:placeholder="false">
        <draw:text-box>
          <text:p text:style-name="a625" text:class-names="" text:cond-style-name=""><text:span text:style-name="a624" text:class-names=""><text:page-number style:num-format="1" text:fixed="false"/></text:span></text:p>
        </draw:text-box>
        <svg:title/>
        <svg:desc/>
      </draw:frame>
      <presentation:notes style:page-layout-name="pageLayout2" draw:style-name="a656">
        <draw:frame draw:id="id5" presentation:style-name="a629" draw:name="Kopfzeilenplatzhalter 1" svg:x="0in" svg:y="0in" svg:width="3.25in" svg:height="0.50174in" presentation:class="header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6" presentation:style-name="a633" draw:name="Datumsplatzhalter 2" svg:x="4.24826in" svg:y="0in" svg:width="3.25in" svg:height="0.50174in" presentation:class="date-time" presentation:placeholder="false">
          <draw:text-box>
            <text:p text:style-name="a632" text:class-names="" text:cond-style-name=""><text:span text:style-name="a630" text:class-names=""><text:date text:fixed="false" style:data-style-name="a631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634" draw:name="Folienbildplatzhalter 3">
          <svg:title/>
          <svg:desc/>
        </draw:page-thumbnail>
        <draw:frame draw:id="id8" presentation:style-name="a649" draw:name="Notizenplatzhalter 4" svg:x="0.75in" svg:y="4.8125in" svg:width="6in" svg:height="3.9375in" presentation:class="notes" presentation:placeholder="false">
          <draw:text-box>
            <text:p text:style-name="a636" text:class-names="" text:cond-style-name=""><text:span text:style-name="a635" text:class-names="">Mastertextformat bearbeiten</text:span></text:p>
            <text:list text:style-name="a639">
              <text:list-item>
                <text:list text:style-name="a639">
                  <text:list-item>
                    <text:p text:style-name="a638" text:class-names="" text:cond-style-name=""><text:span text:style-name="a637" text:class-names="">Zweite Ebene</text:span></text:p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p text:style-name="a641" text:class-names="" text:cond-style-name=""><text:span text:style-name="a64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list text:style-name="a645">
                      <text:list-item>
                        <text:list text:style-name="a645">
                          <text:list-item>
                            <text:p text:style-name="a644" text:class-names="" text:cond-style-name=""><text:span text:style-name="a64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list text:style-name="a648">
                          <text:list-item>
                            <text:list text:style-name="a648">
                              <text:list-item>
                                <text:p text:style-name="a647" text:class-names="" text:cond-style-name=""><text:span text:style-name="a64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2" draw:name="Fußzeilenplatzhalter 5" svg:x="0in" svg:y="9.49826in" svg:width="3.25in" svg:height="0.50174in" presentation:class="foot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10" presentation:style-name="a655" draw:name="Foliennummernplatzhalter 6" svg:x="4.24826in" svg:y="9.49826in" svg:width="3.25in" svg:height="0.50174in" presentation:class="page-number" presentation:placeholder="false">
          <draw:text-box>
            <text:p text:style-name="a654" text:class-names="" text:cond-style-name=""><text:span text:style-name="a6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57">
      <draw:frame draw:id="id70" presentation:style-name="a660" draw:name="Vertikaler Titel 1" svg:x="7.15625in" svg:y="0.39931in" svg:width="2.15625in" svg:height="6.3559in" presentation:class="title" presentation:placeholder="false">
        <draw:text-box>
          <text:p text:style-name="a659" text:class-names="" text:cond-style-name=""><text:span text:style-name="a658" text:class-names="">Mastertitelformat bearbeiten</text:span></text:p>
        </draw:text-box>
        <svg:title/>
        <svg:desc/>
      </draw:frame>
      <draw:frame draw:id="id71" presentation:style-name="a676" draw:name="Vertikaler Textplatzhalter 2" svg:x="0.6875in" svg:y="0.39931in" svg:width="6.34375in" svg:height="6.3559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Mastertextformat bearbeiten</text:span></text:p>
            </text:list-item>
          </text:list>
          <text:list text:style-name="a666">
            <text:list-item>
              <text:list text:style-name="a666">
                <text:list-item>
                  <text:p text:style-name="a665" text:class-names="" text:cond-style-name=""><text:span text:style-name="a664" text:class-names="">Zweite Ebene</text:span></text:p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p text:style-name="a668" text:class-names="" text:cond-style-name=""><text:span text:style-name="a66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list text:style-name="a672">
                        <text:list-item>
                          <text:p text:style-name="a671" text:class-names="" text:cond-style-name=""><text:span text:style-name="a67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list text:style-name="a675">
                        <text:list-item>
                          <text:list text:style-name="a675">
                            <text:list-item>
                              <text:p text:style-name="a674" text:class-names="" text:cond-style-name=""><text:span text:style-name="a67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681" draw:name="Datumsplatzhalter 3" svg:x="0.6875in" svg:y="6.95139in" svg:width="2.25in" svg:height="0.39931in" presentation:class="date-time" presentation:placeholder="false">
        <draw:text-box>
          <text:p text:style-name="a680" text:class-names="" text:cond-style-name=""><text:span text:style-name="a677" text:class-names=""><text:date text:fixed="false" style:data-style-name="a678">Wednesday, 12 December 2018</text:date></text:span><text:span text:style-name="a679" text:class-names=""/></text:p>
        </draw:text-box>
        <svg:title/>
        <svg:desc/>
      </draw:frame>
      <draw:frame draw:id="id73" presentation:style-name="a684" draw:name="Fußzeilenplatzhalter 4" svg:x="3.3125in" svg:y="6.95139in" svg:width="3.375in" svg:height="0.39931in" presentation:class="footer" presentation:placeholder="false">
        <draw:text-box>
          <text:p text:style-name="a683" text:class-names="" text:cond-style-name=""><text:span text:style-name="a682" text:class-names=""/></text:p>
        </draw:text-box>
        <svg:title/>
        <svg:desc/>
      </draw:frame>
      <draw:frame draw:id="id74" presentation:style-name="a687" draw:name="Foliennummernplatzhalter 5" svg:x="7.0625in" svg:y="6.95139in" svg:width="2.25in" svg:height="0.39931in" presentation:class="page-number" presentation:placeholder="false">
        <draw:text-box>
          <text:p text:style-name="a686" text:class-names="" text:cond-style-name=""><text:span text:style-name="a685" text:class-names=""><text:page-number style:num-format="1" text:fixed="false"/></text:span></text:p>
        </draw:text-box>
        <svg:title/>
        <svg:desc/>
      </draw:frame>
      <presentation:notes style:page-layout-name="pageLayout2" draw:style-name="a717">
        <draw:frame draw:id="id5" presentation:style-name="a690" draw:name="Kopfzeilenplatzhalter 1" svg:x="0in" svg:y="0in" svg:width="3.25in" svg:height="0.50174in" presentation:class="head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6" presentation:style-name="a694" draw:name="Datumsplatzhalter 2" svg:x="4.24826in" svg:y="0in" svg:width="3.25in" svg:height="0.50174in" presentation:class="date-time" presentation:placeholder="false">
          <draw:text-box>
            <text:p text:style-name="a693" text:class-names="" text:cond-style-name=""><text:span text:style-name="a691" text:class-names=""><text:date text:fixed="false" style:data-style-name="a692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695" draw:name="Folienbildplatzhalter 3">
          <svg:title/>
          <svg:desc/>
        </draw:page-thumbnail>
        <draw:frame draw:id="id8" presentation:style-name="a710" draw:name="Notizenplatzhalter 4" svg:x="0.75in" svg:y="4.8125in" svg:width="6in" svg:height="3.9375in" presentation:class="notes" presentation:placeholder="false">
          <draw:text-box>
            <text:p text:style-name="a697" text:class-names="" text:cond-style-name=""><text:span text:style-name="a696" text:class-names="">Mastertextformat bearbeiten</text:span></text:p>
            <text:list text:style-name="a700">
              <text:list-item>
                <text:list text:style-name="a700">
                  <text:list-item>
                    <text:p text:style-name="a699" text:class-names="" text:cond-style-name=""><text:span text:style-name="a698" text:class-names="">Zweite Ebene</text:span></text:p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p text:style-name="a702" text:class-names="" text:cond-style-name=""><text:span text:style-name="a70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list text:style-name="a706">
                          <text:list-item>
                            <text:p text:style-name="a705" text:class-names="" text:cond-style-name=""><text:span text:style-name="a70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9">
              <text:list-item>
                <text:list text:style-name="a709">
                  <text:list-item>
                    <text:list text:style-name="a709">
                      <text:list-item>
                        <text:list text:style-name="a709">
                          <text:list-item>
                            <text:list text:style-name="a709">
                              <text:list-item>
                                <text:p text:style-name="a708" text:class-names="" text:cond-style-name=""><text:span text:style-name="a70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3" draw:name="Fußzeilenplatzhalter 5" svg:x="0in" svg:y="9.49826in" svg:width="3.25in" svg:height="0.50174in" presentation:class="foot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10" presentation:style-name="a716" draw:name="Foliennummernplatzhalter 6" svg:x="4.24826in" svg:y="9.49826in" svg:width="3.25in" svg:height="0.50174in" presentation:class="page-number" presentation:placeholder="false">
          <draw:text-box>
            <text:p text:style-name="a715" text:class-names="" text:cond-style-name=""><text:span text:style-name="a71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Hasan Ü.</meta:initial-creator>
    <dc:creator>Hasan Ü.</dc:creator>
    <meta:creation-date>2018-12-11T18:18:50Z</meta:creation-date>
    <dc:date>2018-12-12T17:54:57Z</dc:date>
    <meta:template xlink:href="" xlink:type="simple"/>
    <meta:editing-cycles>8</meta:editing-cycles>
    <meta:editing-duration>PT0S</meta:editing-duration>
    <meta:document-statistic meta:paragraph-count="3" meta:word-count="6"/>
  </office:meta>
</office:document-meta>
</file>